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edicio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total</text:p>
          </table:table-cell>
          <table:table-cell office:value-type="string" calcext:value-type="string">
            <text:p>QoSMin</text:p>
          </table:table-cell>
          <table:table-cell table:style-name="Default" office:value-type="string" calcext:value-type="string">
            <text:p>Cumplimi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float" office:value="1412" calcext:value-type="float">
            <text:p>1412</text:p>
          </table:table-cell>
          <table:table-cell table:formula="of:=([.B2]*1.5)" office:value-type="float" office:value="2115" calcext:value-type="float">
            <text:p>2115</text:p>
          </table:table-cell>
          <table:table-cell table:formula="of:=[.C2]&lt;=[.D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office:value-type="float" office:value="1401" calcext:value-type="float">
            <text:p>1401</text:p>
          </table:table-cell>
          <table:table-cell table:formula="of:=([.B3]*1.5)" office:value-type="float" office:value="2098.5" calcext:value-type="float">
            <text:p>2098.5</text:p>
          </table:table-cell>
          <table:table-cell table:formula="of:=[.C3]&lt;=[.D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1408" calcext:value-type="float">
            <text:p>1408</text:p>
          </table:table-cell>
          <table:table-cell table:formula="of:=([.B4]*1.5)" office:value-type="float" office:value="2109" calcext:value-type="float">
            <text:p>2109</text:p>
          </table:table-cell>
          <table:table-cell table:formula="of:=[.C4]&lt;=[.D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table:formula="of:=([.B5]*1.5)" office:value-type="float" office:value="2164.5" calcext:value-type="float">
            <text:p>2164.5</text:p>
          </table:table-cell>
          <table:table-cell table:formula="of:=[.C5]&lt;=[.D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float" office:value="1407" calcext:value-type="float">
            <text:p>1407</text:p>
          </table:table-cell>
          <table:table-cell table:formula="of:=([.B6]*1.5)" office:value-type="float" office:value="2107.5" calcext:value-type="float">
            <text:p>2107.5</text:p>
          </table:table-cell>
          <table:table-cell table:formula="of:=[.C6]&lt;=[.D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7" calcext:value-type="float">
            <text:p>1417</text:p>
          </table:table-cell>
          <table:table-cell office:value-type="float" office:value="1419" calcext:value-type="float">
            <text:p>1419</text:p>
          </table:table-cell>
          <table:table-cell table:formula="of:=([.B7]*1.5)" office:value-type="float" office:value="2125.5" calcext:value-type="float">
            <text:p>2125.5</text:p>
          </table:table-cell>
          <table:table-cell table:formula="of:=[.C7]&lt;=[.D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table:formula="of:=([.B8]*1.5)" office:value-type="float" office:value="2112" calcext:value-type="float">
            <text:p>2112</text:p>
          </table:table-cell>
          <table:table-cell table:formula="of:=[.C8]&lt;=[.D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51" calcext:value-type="float">
            <text:p>1451</text:p>
          </table:table-cell>
          <table:table-cell table:formula="of:=([.B9]*1.5)" office:value-type="float" office:value="2175" calcext:value-type="float">
            <text:p>2175</text:p>
          </table:table-cell>
          <table:table-cell table:formula="of:=[.C9]&lt;=[.D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3" calcext:value-type="float">
            <text:p>1413</text:p>
          </table:table-cell>
          <table:table-cell office:value-type="float" office:value="1415" calcext:value-type="float">
            <text:p>1415</text:p>
          </table:table-cell>
          <table:table-cell table:formula="of:=([.B10]*1.5)" office:value-type="float" office:value="2119.5" calcext:value-type="float">
            <text:p>2119.5</text:p>
          </table:table-cell>
          <table:table-cell table:formula="of:=[.C10]&lt;=[.D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3" calcext:value-type="float">
            <text:p>1403</text:p>
          </table:table-cell>
          <table:table-cell office:value-type="float" office:value="1405" calcext:value-type="float">
            <text:p>1405</text:p>
          </table:table-cell>
          <table:table-cell table:formula="of:=([.B11]*1.5)" office:value-type="float" office:value="2104.5" calcext:value-type="float">
            <text:p>2104.5</text:p>
          </table:table-cell>
          <table:table-cell table:formula="of:=[.C11]&lt;=[.D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SUM([.B2:.B11])/10" office:value-type="float" office:value="1415.4" calcext:value-type="float">
            <text:p>1415.4</text:p>
          </table:table-cell>
          <table:table-cell table:formula="of:=SUM([.C2:.C11])/10" office:value-type="float" office:value="1417.1" calcext:value-type="float">
            <text:p>1417.1</text:p>
          </table:table-cell>
          <table:table-cell table:formula="of:=SUM([.D2:.D11])/10" office:value-type="float" office:value="2123.1" calcext:value-type="float">
            <text:p>2123.1</text:p>
          </table:table-cell>
          <table:table-cell table:formula="of:=AND([.E2:.E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78" calcext:value-type="float">
            <text:p>1578</text:p>
          </table:table-cell>
          <table:table-cell office:value-type="float" office:value="1606" calcext:value-type="float">
            <text:p>1606</text:p>
          </table:table-cell>
          <table:table-cell table:formula="of:=SUM([.D3:.D12])/10" office:value-type="float" office:value="2123.91" calcext:value-type="float">
            <text:p>2123.91</text:p>
          </table:table-cell>
          <table:table-cell table:formula="of:=[.C14]&lt;=[.D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1604" calcext:value-type="float">
            <text:p>1604</text:p>
          </table:table-cell>
          <table:table-cell table:formula="of:=SUM([.D4:.D14])/10" office:value-type="float" office:value="2126.451" calcext:value-type="float">
            <text:p>2126.451</text:p>
          </table:table-cell>
          <table:table-cell table:formula="of:=[.C15]&lt;=[.D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office:value-type="float" office:value="1600" calcext:value-type="float">
            <text:p>1600</text:p>
          </table:table-cell>
          <table:table-cell table:formula="of:=([.B16]*1.5)" office:value-type="float" office:value="2370" calcext:value-type="float">
            <text:p>2370</text:p>
          </table:table-cell>
          <table:table-cell table:formula="of:=[.C16]&lt;=[.D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9" calcext:value-type="float">
            <text:p>1589</text:p>
          </table:table-cell>
          <table:table-cell office:value-type="float" office:value="1613" calcext:value-type="float">
            <text:p>1613</text:p>
          </table:table-cell>
          <table:table-cell table:formula="of:=([.B17]*1.5)" office:value-type="float" office:value="2383.5" calcext:value-type="float">
            <text:p>2383.5</text:p>
          </table:table-cell>
          <table:table-cell table:formula="of:=[.C17]&lt;=[.D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1" calcext:value-type="float">
            <text:p>1561</text:p>
          </table:table-cell>
          <table:table-cell office:value-type="float" office:value="1563" calcext:value-type="float">
            <text:p>1563</text:p>
          </table:table-cell>
          <table:table-cell table:formula="of:=([.B18]*1.5)" office:value-type="float" office:value="2341.5" calcext:value-type="float">
            <text:p>2341.5</text:p>
          </table:table-cell>
          <table:table-cell table:formula="of:=[.C18]&lt;=[.D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  <table:table-cell table:formula="of:=([.B19]*1.5)" office:value-type="float" office:value="2344.5" calcext:value-type="float">
            <text:p>2344.5</text:p>
          </table:table-cell>
          <table:table-cell table:formula="of:=[.C19]&lt;=[.D1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6" calcext:value-type="float">
            <text:p>1566</text:p>
          </table:table-cell>
          <table:table-cell office:value-type="float" office:value="1568" calcext:value-type="float">
            <text:p>1568</text:p>
          </table:table-cell>
          <table:table-cell table:formula="of:=([.B20]*1.5)" office:value-type="float" office:value="2349" calcext:value-type="float">
            <text:p>2349</text:p>
          </table:table-cell>
          <table:table-cell table:formula="of:=[.C20]&lt;=[.D2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7" calcext:value-type="float">
            <text:p>1617</text:p>
          </table:table-cell>
          <table:table-cell office:value-type="float" office:value="1619" calcext:value-type="float">
            <text:p>1619</text:p>
          </table:table-cell>
          <table:table-cell table:formula="of:=([.B21]*1.5)" office:value-type="float" office:value="2425.5" calcext:value-type="float">
            <text:p>2425.5</text:p>
          </table:table-cell>
          <table:table-cell table:formula="of:=[.C21]&lt;=[.D2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office:value-type="float" office:value="1492" calcext:value-type="float">
            <text:p>1492</text:p>
          </table:table-cell>
          <table:table-cell table:formula="of:=([.B22]*1.5)" office:value-type="float" office:value="2233.5" calcext:value-type="float">
            <text:p>2233.5</text:p>
          </table:table-cell>
          <table:table-cell table:formula="of:=[.C22]&lt;=[.D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table:formula="of:=([.B23]*1.5)" office:value-type="float" office:value="2239.5" calcext:value-type="float">
            <text:p>2239.5</text:p>
          </table:table-cell>
          <table:table-cell table:formula="of:=[.C23]&lt;=[.D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503" calcext:value-type="float">
            <text:p>1503</text:p>
          </table:table-cell>
          <table:table-cell table:formula="of:=([.B24]*1.5)" office:value-type="float" office:value="2250" calcext:value-type="float">
            <text:p>2250</text:p>
          </table:table-cell>
          <table:table-cell table:formula="of:=[.C24]&lt;=[.D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2" calcext:value-type="float">
            <text:p>1512</text:p>
          </table:table-cell>
          <table:table-cell office:value-type="float" office:value="1514" calcext:value-type="float">
            <text:p>1514</text:p>
          </table:table-cell>
          <table:table-cell table:formula="of:=([.B25]*1.5)" office:value-type="float" office:value="2268" calcext:value-type="float">
            <text:p>2268</text:p>
          </table:table-cell>
          <table:table-cell table:formula="of:=[.C25]&lt;=[.D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2"/>
          <table:table-cell table:formula="of:=([.B27]*1.5)" office:value-type="float" office:value="0" calcext:value-type="float">
            <text:p>0</text:p>
          </table:table-cell>
          <table:table-cell table:formula="of:=[.C27]&lt;=[.D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([.B28]*1.5)" office:value-type="float" office:value="0" calcext:value-type="float">
            <text:p>0</text:p>
          </table:table-cell>
          <table:table-cell table:formula="of:=[.C28]&lt;=[.D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([.B29]*1.5)" office:value-type="float" office:value="0" calcext:value-type="float">
            <text:p>0</text:p>
          </table:table-cell>
          <table:table-cell table:formula="of:=[.C29]&lt;=[.D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([.B30]*1.5)" office:value-type="float" office:value="0" calcext:value-type="float">
            <text:p>0</text:p>
          </table:table-cell>
          <table:table-cell table:formula="of:=[.C30]&lt;=[.D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([.B31]*1.5)" office:value-type="float" office:value="0" calcext:value-type="float">
            <text:p>0</text:p>
          </table:table-cell>
          <table:table-cell table:formula="of:=[.C31]&lt;=[.D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[.B32]*1.5)" office:value-type="float" office:value="0" calcext:value-type="float">
            <text:p>0</text:p>
          </table:table-cell>
          <table:table-cell table:formula="of:=[.C32]&lt;=[.D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[.B33]*1.5)" office:value-type="float" office:value="0" calcext:value-type="float">
            <text:p>0</text:p>
          </table:table-cell>
          <table:table-cell table:formula="of:=[.C33]&lt;=[.D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10:33.329268374</meta:creation-date>
    <dc:date>2019-10-24T11:35:33.731138442</dc:date>
    <meta:editing-duration>PT3M29S</meta:editing-duration>
    <meta:editing-cycles>1</meta:editing-cycles>
    <meta:document-statistic meta:table-count="1" meta:cell-count="145" meta:object-count="0"/>
    <meta:generator>LibreOffice/6.2.7.1$Linux_X86_64 LibreOffice_project/20$Build-1</meta:generator>
  </office:meta>
</office:document-meta>
</file>